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5.729166666666667in"/>
    </style:style>
    <style:style style:name="co13" style:family="table-column">
      <style:table-column-properties fo:break-before="auto" style:column-width="2.406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1875in"/>
    </style:style>
    <style:style style:name="co16" style:family="table-column">
      <style:table-column-properties fo:break-before="auto" style:column-width="1.3541666666666667in"/>
    </style:style>
    <style:style style:name="co17" style:family="table-column">
      <style:table-column-properties fo:break-before="auto" style:column-width="1.4791666666666667in"/>
    </style:style>
    <style:style style:name="co18" style:family="table-column">
      <style:table-column-properties fo:break-before="auto" style:column-width="1.0520833730697632in"/>
    </style:style>
    <style:style style:name="co19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328">
            <text:p>328</text:p>
          </table:table-cell>
          <table:table-cell table:style-name="ce21" office:value-type="float" office:value="26.8">
            <text:p>26.8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4.9">
            <text:p>24.9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1.3">
            <text:p>11.3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.4">
            <text:p>6.4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25">
            <text:p>122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954">
            <text:p>954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/Incendiary Devi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Unknown/Not reported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 Used on Officer(s)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16">
            <text:p>1.60%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2" office:value-type="percentage" office:value="0.046">
            <text:p>4.60%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2" office:value-type="percentage" office:value="0.05">
            <text:p>5.0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05">
            <text:p>10.50%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2" office:value-type="percentage" office:value="0.779">
            <text:p>77.9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04">
            <text:p>0.4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9">
            <text:p>17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225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3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860">
            <text:p>860</text:p>
          </table:table-cell>
        </table:table-row>
        <table:table-row table:style-name="ro2">
          <table:table-cell table:style-name="ce21" table:number-columns-spanned="2" table:number-rows-spanned="1" office:value-type="string">
            <text:p>Note: Type of injury not reported for 19 assaults.</text:p>
          </table:table-cell>
          <table:covered-table-cell/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4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29.8">
            <text:p>29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34.1">
            <text:p>34.1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.3">
            <text:p>7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5.9">
            <text:p>15.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25">
            <text:p>1225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9" table:default-cell-style-name="ce15"/>
        <table:table-column table:style-name="co18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46">
            <text:p>146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not reported for 61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